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56.65mm" svg:y="7.38mm">
            <loext:p draw:notify-on-update-of-ranges="Sheet1.A2:Sheet1.A50 Sheet1.B1:Sheet1.B1 Sheet1.B2:Sheet1.B50 Sheet1.C1:Sheet1.C1 Sheet1.C2:Sheet1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ish</text:p>
          </table:table-cell>
        </table:table-row>
        <table:table-row table:style-name="ro2">
          <table:table-cell office:value-type="date" office:date-value="2015-10-08" calcext:value-type="date">
            <text:p>0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09" calcext:value-type="date">
            <text:p>0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0" calcext:value-type="date">
            <text:p>1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1" calcext:value-type="date">
            <text:p>1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2" calcext:value-type="date">
            <text:p>1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3" calcext:value-type="date">
            <text:p>1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4" calcext:value-type="date">
            <text:p>1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5" calcext:value-type="date">
            <text:p>1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6" calcext:value-type="date">
            <text:p>16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7" calcext:value-type="date">
            <text:p>17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8" calcext:value-type="date">
            <text:p>18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19" calcext:value-type="date">
            <text:p>19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0" calcext:value-type="date">
            <text:p>20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1" calcext:value-type="date">
            <text:p>21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2" calcext:value-type="date">
            <text:p>22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3" calcext:value-type="date">
            <text:p>23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4" calcext:value-type="date">
            <text:p>24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5" calcext:value-type="date">
            <text:p>25/10/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6" calcext:value-type="date">
            <text:p>26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7" calcext:value-type="date">
            <text:p>27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8" calcext:value-type="date">
            <text:p>28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29" calcext:value-type="date">
            <text:p>29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0" calcext:value-type="date">
            <text:p>30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0-31" calcext:value-type="date">
            <text:p>31/10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1" calcext:value-type="date">
            <text:p>0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2" calcext:value-type="date">
            <text:p>0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3" calcext:value-type="date">
            <text:p>0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4" calcext:value-type="date">
            <text:p>0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5" calcext:value-type="date">
            <text:p>0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6" calcext:value-type="date">
            <text:p>0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7" calcext:value-type="date">
            <text:p>0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8" calcext:value-type="date">
            <text:p>08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09" calcext:value-type="date">
            <text:p>09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0" calcext:value-type="date">
            <text:p>10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1" calcext:value-type="date">
            <text:p>11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2" calcext:value-type="date">
            <text:p>12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3" calcext:value-type="date">
            <text:p>13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4" calcext:value-type="date">
            <text:p>14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5" calcext:value-type="date">
            <text:p>15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6" calcext:value-type="date">
            <text:p>16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7" calcext:value-type="date">
            <text:p>17/11/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8" calcext:value-type="date">
            <text:p>18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19" calcext:value-type="date">
            <text:p>19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0" calcext:value-type="date">
            <text:p>20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1" calcext:value-type="date">
            <text:p>21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2" calcext:value-type="date">
            <text:p>22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3" calcext:value-type="date">
            <text:p>23/11/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4" calcext:value-type="date">
            <text:p>24/11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5-11-25" calcext:value-type="date">
            <text:p>25/11/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 table:number-rows-repeated="7">
          <table:table-cell table:style-name="Default"/>
          <table:table-cell table:number-columns-repeated="2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0:58:34.4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8S</meta:editing-duration>
    <meta:editing-cycles>5</meta:editing-cycles>
    <meta:generator>LibreOffice/5.0.3.2$Windows_x86 LibreOffice_project/e5f16313668ac592c1bfb310f4390624e3dbfb75</meta:generator>
    <dc:date>2015-11-25T10:59:42.316000000</dc:date>
    <meta:document-statistic meta:table-count="3" meta:cell-count="15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BurnUp Chart</text:p>
        </chart:title>
        <chart:plot-area chart:style-name="ch3" table:cell-range-address="Sheet1.A2:Sheet1.C50 Sheet1.B1:Sheet1.C1" chart:data-source-has-labels="both" svg:x="0.32cm" svg:y="1.275cm" svg:width="15.36cm" svg:height="7.545cm">
          <chartooo:coordinate-region svg:x="0.941cm" svg:y="1.475cm" svg:width="14.739cm" svg:height="6.698cm"/>
          <chart:axis chart:dimension="x" chart:name="primary-x" chart:style-name="ch4" chartooo:axis-type="auto">
            <chartooo:date-scale/>
            <chart:categories table:cell-range-address="Sheet1.A2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" chart:label-cell-address="Sheet1.B1:Sheet1.B1" chart:class="chart:line">
            <chart:data-point chart:repeated="49"/>
          </chart:series>
          <chart:series chart:style-name="ch8" chart:values-cell-range-address="Sheet1.C2:Sheet1.C50" chart:label-cell-address="Sheet1.C1:Sheet1.C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e</text:p>
                <draw:g>
                  <svg:desc>Sheet1.B1:Sheet1.B1</svg:desc>
                </draw:g>
              </table:table-cell>
              <table:table-cell office:value-type="string">
                <text:p>Finis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285">
                <text:p>42290</text:p>
                <draw:g>
                  <svg:desc>Sheet1.A2:Sheet1.A50</svg:desc>
                </draw:g>
              </table:table-cell>
              <table:table-cell office:value-type="float" office:value="0">
                <text:p>0</text:p>
                <draw:g>
                  <svg:desc>Sheet1.B2:Sheet1.B50</svg:desc>
                </draw:g>
              </table:table-cell>
              <table:table-cell office:value-type="float" office:value="11">
                <text:p>11</text:p>
                <draw:g>
                  <svg:desc>Sheet1.C2:Sheet1.C50</svg:desc>
                </draw:g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